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ropdown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Dropdown (Dashboard)</text:h>
                    <text:list>
                        <text:list-item>
                            <text:h text:style-name="Heading_20_2" text:outline-level="2">Description</text:h>
                        </text:list-item>
                    </text:list>
                </text:list-item>
            </text:list>

            <text:p text:style-name="Standard">We can use this widget when we need to select one option from the list.</text:p>

            
                <text:list xml:id="list_Dropdown (Dashboard)2" text:continue-numbering="true" text:continue-list="list_Dropdown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ropdown (Dashboard)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he variable in which the zero-based index of the selected option will be stored.</text:p>,
                                            <text:list xml:id="list_Dropdown (Dashboard)5" text:continue-numbering="true" text:continue-list="list_Dropdown (Dashboard)4" text:style-name="Outline">
                                                <text:list-item>
                                                    <text:list>
                                                        <text:list-item>
                                                            <text:list>
                                                                <text:list-item>
                                                                    <text:h text:style-name="Heading_20_3" text:outline-level="3">
                                                                        Options
                                                                        <text:s text:c="4"/>
                                                                        <text:span text:style-name="T2">EXPRESSION (any)</text:span>
                                                                    </text:h>
                                                                </text:list-item>
                                                            </text:list>
                                                        </text:list-item>
                                                    </text:list>
                                                </text:list-item>
                                            </text:list>
                                            <text:p text:style-name="Standard">List of options.</text:p>,
                                            <text:list xml:id="list_Dropdown (Dashboard)6" text:continue-numbering="true" text:continue-list="list_Dropdown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ropdown (Dashboard)7" text:continue-numbering="true" text:continue-list="list_Dropdown (Dashboard)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Dropdown (Dashboard)8" text:continue-numbering="true" text:continue-list="list_Dropdown (Dashboar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Dropdown (Dashboard)9" text:continue-numbering="true" text:continue-list="list_Dropdown (Dashboar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Dropdown (Dashboard)10" text:continue-numbering="true" text:continue-list="list_Dropdown (Dash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Dropdown (Dashboard)11" text:continue-numbering="true" text:continue-list="list_Dropdown (Dashboard)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Dropdown (Dashboard)12" text:continue-numbering="true" text:continue-list="list_Dropdown (Dashboard)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Dropdown (Dashboard)13" text:continue-numbering="true" text:continue-list="list_Dropdown (Dashboard)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Dropdown (Dashboard)14" text:continue-numbering="true" text:continue-list="list_Dropdown (Dashboard)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ropdown (Dashboard)15" text:continue-numbering="true" text:continue-list="list_Dropdown (Dashboard)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ropdown (Dashboard)16" text:continue-numbering="true" text:continue-list="list_Dropdown (Dashboard)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Dropdown (Dashboard)1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ropdown (Dashboard)18" text:continue-numbering="true" text:continue-list="list_Dropdown (Dashboard)1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ropdown (Dashboard)19" text:continue-numbering="true" text:continue-list="list_Dropdown (Dashboard)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ropdown (Dashboard)20" text:continue-numbering="true" text:continue-list="list_Dropdown (Dashboard)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Dropdown (Dashboard)3" text:continue-numbering="true" text:continue-list="list_Dropdown (Dashboard)2" text:style-name="Outline">
                        <text:list-item>
                            <text:list>
                                <text:list-item>
                                    <text:h text:style-name="Heading_20_2" text:outline-level="2">Examples</text:h>
                                </text:list-item>
                            </text:list>
                        </text:list-item>
                    </text:list>
                    <text:p text:style-name="Standard"/>
                    
                    <text:list xml:id="list_Dropdown (Dashboard)21"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